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map style:condition="cell-content()&gt;0.47%" style:apply-style-name="Good" style:base-cell-address="Sheet1.F1"/>
    </style:style>
    <style:style style:name="ce4" style:family="table-cell" style:parent-style-name="Default" style:data-style-name="N11">
      <style:map style:condition="cell-content()&gt;0.39%" style:apply-style-name="Good" style:base-cell-address="Sheet1.F58"/>
    </style:style>
    <style:style style:name="ce5" style:family="table-cell" style:parent-style-name="Default" style:data-style-name="N11">
      <style:map style:condition="cell-content()&gt;0.48%" style:apply-style-name="Good" style:base-cell-address="Sheet1.F110"/>
    </style:style>
    <style:style style:name="ce6" style:family="table-cell" style:parent-style-name="Default" style:data-style-name="N11">
      <style:map style:condition="cell-content()&gt;0.46%" style:apply-style-name="Good" style:base-cell-address="Sheet1.F17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RR1705858</text:p>
          </table:table-cell>
          <table:table-cell office:value-type="string" calcext:value-type="string">
            <text:p>KF848938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66" calcext:value-type="percentage">
            <text:p>0.66%</text:p>
          </table:table-cell>
          <table:table-cell table:number-columns-repeated="2"/>
        </table:table-row>
        <table:table-row table:style-name="ro1">
          <table:table-cell table:style-name="ce2" table:formula="of:=AVERAGE([.F1:.F57])" office:value-type="percentage" office:value="0.00256491228070175" calcext:value-type="percentage">
            <text:p>0.26%</text:p>
          </table:table-cell>
          <table:table-cell office:value-type="string" calcext:value-type="string">
            <text:p>KF848938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3" calcext:value-type="percentage">
            <text:p>0.30%</text:p>
          </table:table-cell>
          <table:table-cell table:number-columns-repeated="2"/>
        </table:table-row>
        <table:table-row table:style-name="ro1">
          <table:table-cell table:style-name="ce2" table:formula="of:=STDEV([.F1:.F57])" office:value-type="percentage" office:value="0.00071725947388808" calcext:value-type="percentage">
            <text:p>0.07%</text:p>
          </table:table-cell>
          <table:table-cell office:value-type="string" calcext:value-type="string">
            <text:p>KF848938.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3" calcext:value-type="percentage">
            <text:p>0.30%</text:p>
          </table:table-cell>
          <table:table-cell table:number-columns-repeated="2"/>
        </table:table-row>
        <table:table-row table:style-name="ro1">
          <table:table-cell table:style-name="ce2" table:formula="of:=[.A2]+3*[.A3]" office:value-type="percentage" office:value="0.00471669070236599" calcext:value-type="percentage">
            <text:p>0.47%</text:p>
          </table:table-cell>
          <table:table-cell office:value-type="string" calcext:value-type="string">
            <text:p>KF848938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style-name="ce3" office:value-type="percentage" office:value="0.003" calcext:value-type="percentage">
            <text:p>0.3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3" calcext:value-type="percentage">
            <text:p>0.3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8" calcext:value-type="percentage">
            <text:p>0.2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6" calcext:value-type="percentage">
            <text:p>0.2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8" calcext:value-type="percentage">
            <text:p>0.2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18" calcext:value-type="percentage">
            <text:p>0.1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percentage" office:value="0.0034" calcext:value-type="percentage">
            <text:p>0.3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17" calcext:value-type="percentage">
            <text:p>0.1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9" calcext:value-type="percentage">
            <text:p>0.2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3" calcext:value-type="percentage">
            <text:p>0.3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7" calcext:value-type="percentage">
            <text:p>0.2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6" calcext:value-type="percentage">
            <text:p>0.2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7" calcext:value-type="percentage">
            <text:p>0.2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8" calcext:value-type="percentage">
            <text:p>0.2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33" calcext:value-type="percentage">
            <text:p>0.3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3" calcext:value-type="percentage">
            <text:p>0.3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6" calcext:value-type="percentage">
            <text:p>0.2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41" calcext:value-type="percentage">
            <text:p>0.4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6" calcext:value-type="percentage">
            <text:p>0.2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31" calcext:value-type="percentage">
            <text:p>0.3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34" calcext:value-type="percentage">
            <text:p>0.3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3" office:value-type="percentage" office:value="0.0029" calcext:value-type="percentage">
            <text:p>0.29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RR1705859</text:p>
          </table:table-cell>
          <table:table-cell office:value-type="string" calcext:value-type="string">
            <text:p>KF848938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47" calcext:value-type="percentage">
            <text:p>0.47%</text:p>
          </table:table-cell>
          <table:table-cell table:number-columns-repeated="2"/>
        </table:table-row>
        <table:table-row table:style-name="ro1">
          <table:table-cell table:style-name="ce2" table:formula="of:=AVERAGE([.F58:.F109])" office:value-type="percentage" office:value="0.00236923076923077" calcext:value-type="percentage">
            <text:p>0.24%</text:p>
          </table:table-cell>
          <table:table-cell office:value-type="string" calcext:value-type="string">
            <text:p>KF848938.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 table:style-name="ce2" table:formula="of:=STDEV([.F58:.F109])" office:value-type="percentage" office:value="0.000523764077086674" calcext:value-type="percentage">
            <text:p>0.05%</text:p>
          </table:table-cell>
          <table:table-cell office:value-type="string" calcext:value-type="string">
            <text:p>KF848938.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27" calcext:value-type="percentage">
            <text:p>0.27%</text:p>
          </table:table-cell>
          <table:table-cell table:number-columns-repeated="2"/>
        </table:table-row>
        <table:table-row table:style-name="ro1">
          <table:table-cell table:style-name="ce2" table:formula="of:=[.A59]+3*[.A60]" office:value-type="percentage" office:value="0.00394052300049079" calcext:value-type="percentage">
            <text:p>0.39%</text:p>
          </table:table-cell>
          <table:table-cell office:value-type="string" calcext:value-type="string">
            <text:p>KF848938.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9" calcext:value-type="percentage">
            <text:p>0.2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8" calcext:value-type="percentage">
            <text:p>0.1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8" calcext:value-type="percentage">
            <text:p>0.1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7" calcext:value-type="percentage">
            <text:p>0.2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8" calcext:value-type="percentage">
            <text:p>0.2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17" calcext:value-type="percentage">
            <text:p>0.1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9" calcext:value-type="percentage">
            <text:p>0.2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8" calcext:value-type="percentage">
            <text:p>0.2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37" calcext:value-type="percentage">
            <text:p>0.3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4"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27" calcext:value-type="percentage">
            <text:p>0.2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35" calcext:value-type="percentage">
            <text:p>0.3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4" office:value-type="percentage" office:value="0.0031" calcext:value-type="percentage">
            <text:p>0.31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RR1705860</text:p>
          </table:table-cell>
          <table:table-cell office:value-type="string" calcext:value-type="string">
            <text:p>KF848938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7" calcext:value-type="percentage">
            <text:p>0.70%</text:p>
          </table:table-cell>
          <table:table-cell table:number-columns-repeated="2"/>
        </table:table-row>
        <table:table-row table:style-name="ro1">
          <table:table-cell table:style-name="ce2" table:formula="of:=AVERAGE([.F110:.F170])" office:value-type="percentage" office:value="0.00250327868852459" calcext:value-type="percentage">
            <text:p>0.25%</text:p>
          </table:table-cell>
          <table:table-cell office:value-type="string" calcext:value-type="string">
            <text:p>KF848938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5" calcext:value-type="percentage">
            <text:p>0.50%</text:p>
          </table:table-cell>
          <table:table-cell table:number-columns-repeated="2"/>
        </table:table-row>
        <table:table-row table:style-name="ro1">
          <table:table-cell table:style-name="ce2" table:formula="of:=STDEV([.F110:.F170])" office:value-type="percentage" office:value="0.000780377518280897" calcext:value-type="percentage">
            <text:p>0.08%</text:p>
          </table:table-cell>
          <table:table-cell office:value-type="string" calcext:value-type="string">
            <text:p>KF848938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 table:style-name="ce2" table:formula="of:=[.A111]+3*[.A112]" office:value-type="percentage" office:value="0.00484441124336728" calcext:value-type="percentage">
            <text:p>0.48%</text:p>
          </table:table-cell>
          <table:table-cell office:value-type="string" calcext:value-type="string">
            <text:p>KF848938.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6" calcext:value-type="percentage">
            <text:p>0.2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3" calcext:value-type="percentage">
            <text:p>0.3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3" calcext:value-type="percentage">
            <text:p>0.3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3" calcext:value-type="percentage">
            <text:p>0.3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18" calcext:value-type="percentage">
            <text:p>0.1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8" calcext:value-type="percentage">
            <text:p>0.2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3" calcext:value-type="percentage">
            <text:p>0.3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7" calcext:value-type="percentage">
            <text:p>0.2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6" calcext:value-type="percentage">
            <text:p>0.2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" calcext:value-type="percentage">
            <text:p>0.3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7" calcext:value-type="percentage">
            <text:p>0.2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4" calcext:value-type="percentage">
            <text:p>0.2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7" calcext:value-type="percentage">
            <text:p>0.2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5" calcext:value-type="percentage">
            <text:p>0.2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9" calcext:value-type="percentage">
            <text:p>0.2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37" calcext:value-type="percentage">
            <text:p>0.3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6" calcext:value-type="percentage">
            <text:p>0.2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27" calcext:value-type="percentage">
            <text:p>0.2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percentage" office:value="0.003" calcext:value-type="percentage">
            <text:p>0.30%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formula="of:=AVERAGE([.F1:.F170])" office:value-type="percentage" office:value="0.00248294117647059" calcext:value-type="percentage">
            <text:p>0.25%</text:p>
          </table:table-cell>
          <table:table-cell table:style-name="ce2" table:formula="of:=STDEV([.F1:.F170])" office:value-type="percentage" office:value="0.000689826877397273" calcext:value-type="percentage">
            <text:p>0.07%</text:p>
          </table:table-cell>
          <table:table-cell table:style-name="ce2" table:formula="of:=[.F171]+3*[.G171]" office:value-type="percentage" office:value="0.00455242180866241" calcext:value-type="percentage">
            <text:p>0.46%</text:p>
          </table:table-cell>
        </table:table-row>
        <table:table-row table:style-name="ro1">
          <table:table-cell office:value-type="string" calcext:value-type="string">
            <text:p>SRR1705851</text:p>
          </table:table-cell>
          <table:table-cell office:value-type="string" calcext:value-type="string">
            <text:p>KF848938.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6" office:value-type="percentage" office:value="0.9996" calcext:value-type="percentage">
            <text:p>99.9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style-name="ce6" office:value-type="percentage" office:value="0.9982" calcext:value-type="percentage">
            <text:p>99.8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6" office:value-type="percentage" office:value="0.0017" calcext:value-type="percentage">
            <text:p>0.1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6" office:value-type="percentage" office:value="0.0017" calcext:value-type="percentage">
            <text:p>0.1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style-name="ce6" office:value-type="percentage" office:value="0.0094" calcext:value-type="percentage">
            <text:p>0.9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6" office:value-type="percentage" office:value="0.0017" calcext:value-type="percentage">
            <text:p>0.1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6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6" office:value-type="percentage" office:value="0.0017" calcext:value-type="percentage">
            <text:p>0.1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6" office:value-type="percentage" office:value="0.002" calcext:value-type="percentage">
            <text:p>0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6" office:value-type="percentage" office:value="0.0017" calcext:value-type="percentage">
            <text:p>0.17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6" office:value-type="percentage" office:value="0.9996" calcext:value-type="percentage">
            <text:p>99.9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6" office:value-type="percentage" office:value="0.0023" calcext:value-type="percentage">
            <text:p>0.23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6" office:value-type="percentage" office:value="0.0018" calcext:value-type="percentage">
            <text:p>0.1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6" office:value-type="percentage" office:value="0.0019" calcext:value-type="percentage">
            <text:p>0.1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style-name="ce6" office:value-type="percentage" office:value="0.9986" calcext:value-type="percentage">
            <text:p>99.8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6" office:value-type="percentage" office:value="0.0018" calcext:value-type="percentage">
            <text:p>0.1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6" office:value-type="percentage" office:value="0.0021" calcext:value-type="percentage">
            <text:p>0.21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6" office:value-type="percentage" office:value="0.0022" calcext:value-type="percentage">
            <text:p>0.2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6" office:value-type="percentage" office:value="0.9994" calcext:value-type="percentage">
            <text:p>99.94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6" office:value-type="percentage" office:value="0.0018" calcext:value-type="percentage">
            <text:p>0.1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F848938.1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style-name="ce6" office:value-type="percentage" office:value="0.0084" calcext:value-type="percentage">
            <text:p>0.84%</text:p>
          </table:table-cell>
          <table:table-cell table:number-columns-repeated="2"/>
        </table:table-row>
        <calcext:conditional-formats>
          <calcext:conditional-format calcext:target-range-address="Sheet1.F1:Sheet1.F57">
            <calcext:condition calcext:apply-style-name="Good" calcext:value="&gt;0.47%" calcext:base-cell-address="Sheet1.F1"/>
          </calcext:conditional-format>
          <calcext:conditional-format calcext:target-range-address="Sheet1.F58:Sheet1.F109">
            <calcext:condition calcext:apply-style-name="Good" calcext:value="&gt;0.39%" calcext:base-cell-address="Sheet1.F58"/>
          </calcext:conditional-format>
          <calcext:conditional-format calcext:target-range-address="Sheet1.F110:Sheet1.F170">
            <calcext:condition calcext:apply-style-name="Good" calcext:value="&gt;0.48%" calcext:base-cell-address="Sheet1.F110"/>
          </calcext:conditional-format>
          <calcext:conditional-format calcext:target-range-address="Sheet1.F172:Sheet1.F192">
            <calcext:condition calcext:apply-style-name="Good" calcext:value="&gt;0.46%" calcext:base-cell-address="Sheet1.F17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irill Varchenko</meta:initial-creator>
    <meta:creation-date>2020-11-18T20:20:09.669906658</meta:creation-date>
    <dc:date>2020-11-18T21:55:14.933168397</dc:date>
    <dc:creator>Kirill Varchenko</dc:creator>
    <meta:editing-duration>PT19M34S</meta:editing-duration>
    <meta:editing-cycles>2</meta:editing-cycles>
    <meta:generator>LibreOffice/6.3.5.2$Linux_X86_64 LibreOffice_project/30$Build-2</meta:generator>
    <meta:document-statistic meta:table-count="1" meta:cell-count="971" meta:object-count="0"/>
  </office:meta>
</office:document-meta>
</file>